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32e5" officeooo:paragraph-rsid="000432e5"/>
    </style:style>
    <style:style style:name="T1" style:family="text">
      <style:text-properties officeooo:rsid="00062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RAVEL REACT</text:p>
      <text:p text:style-name="P1"><text:span text:style-name="T1">sumber: </text:span>https://www.youtube.com/watch?v=bHRe5XNP5l8</text:p>
      <text:p text:style-name="P1"/>
      <text:p text:style-name="P1">- composer require create-project laravel/laravel myapp “9.*”</text:p>
      <text:p text:style-name="P1">- npm create <text:a xlink:type="simple" xlink:href="mailto:vite@latest" text:style-name="Internet_20_link" text:visited-style-name="Visited_20_Internet_20_Link">vite@latest</text:a></text:p>
      <text:p text:style-name="P1">buat folder react</text:p>
      <text:p text:style-name="P1">- cd react</text:p>
      <text:p text:style-name="P1">- npm install -D tailwindscss postscss autoprefixer</text:p>
      <text:p text:style-name="P1">- npx tailwindcss init -p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2T17:19:39.077059505</dc:date>
    <meta:editing-duration>PT2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3" meta:character-count="252" meta:non-whitespace-character-count="227"/>
  </office:meta>
</office:document-meta>
</file>